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draw:marker-start-width="0.276cm" draw:marker-end-width="0.276cm" draw:fill="solid" draw:fill-color="#ffcc99" draw:textarea-horizontal-align="justify" draw:textarea-vertical-align="middle" draw:auto-grow-height="false"/>
    </style:style>
    <style:style style:name="gr2" style:family="graphic" style:parent-style-name="standard">
      <style:graphic-properties draw:stroke="dash" draw:stroke-dash="Fine_20_Dashed_20__28_var_29_" draw:marker-start-width="0.276cm" draw:marker-end-width="0.276cm" draw:fill="solid" draw:fill-color="#9966cc" draw:opacity="50%" draw:textarea-horizontal-align="justify" draw:textarea-vertical-align="middle" draw:auto-grow-height="false" draw:shadow-opacity="50%"/>
    </style:style>
    <style:style style:name="gr3" style:family="graphic" style:parent-style-name="standard">
      <style:graphic-properties draw:stroke="none" draw:marker-start-width="0.276cm" draw:marker-end-width="0.276cm" draw:fill-color="#ff00ff" draw:textarea-horizontal-align="justify" draw:textarea-vertical-align="middle" draw:auto-grow-height="false"/>
    </style:style>
    <style:style style:name="gr4" style:family="graphic" style:parent-style-name="standard">
      <style:graphic-properties draw:stroke="dash" draw:stroke-dash="Fine_20_Dashed_20__28_var_29_" draw:marker-start-width="0.276cm" draw:marker-end-width="0.276cm" draw:fill="solid" draw:fill-color="#94bd5e" draw:opacity="50%" draw:textarea-horizontal-align="justify" draw:textarea-vertical-align="middle" draw:auto-grow-height="false" draw:shadow-opacity="50%"/>
    </style:style>
    <style:style style:name="gr5" style:family="graphic" style:parent-style-name="standard" style:list-style-name="L1">
      <style:graphic-properties draw:stroke="none" svg:stroke-width="0cm" svg:stroke-color="#000000" draw:marker-start="" draw:marker-start-width="0.376cm" draw:marker-start-center="false" draw:marker-end="" draw:marker-end-width="0.376cm" draw:marker-end-center="false" svg:stroke-opacity="100%" draw:stroke-linejoin="round" draw:fill="solid" draw:fill-color="#ffcc99" draw:secondary-fill-color="#99ccff" draw:fill-gradient-name="Gradient_20_7" draw:gradient-step-count="0" draw:fill-hatch-name="Hatch_20_1" draw:fill-hatch-solid="false" draw:fill-image-name="Bitmape_20_1"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text:animation="none" text:animation-direction="left" text:animation-start-inside="false" text:animation-stop-inside="false" text:animation-repeat="0" text:animation-delay="PT00H00M00S" text:animation-steps="0cm"/>
    </style:style>
    <style:style style:name="gr6" style:family="graphic" style:parent-style-name="standard" style:list-style-name="L1">
      <style:graphic-properties draw:stroke="dash" draw:stroke-dash="Fine_20_Dashed_20__28_var_29_" svg:stroke-width="0cm" svg:stroke-color="#000000" draw:marker-start="" draw:marker-start-width="0.376cm" draw:marker-start-center="false" draw:marker-end="" draw:marker-end-width="0.376cm" draw:marker-end-center="false" svg:stroke-opacity="100%" draw:stroke-linejoin="round" draw:fill="solid" draw:fill-color="#9966cc" draw:secondary-fill-color="#99ccff" draw:fill-gradient-name="Gradient_20_7" draw:gradient-step-count="0" draw:fill-hatch-name="Hatch_20_1" draw:fill-hatch-solid="false" draw:fill-image-name="Bitmape_20_1" draw:opacity="5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50%" text:animation="none" text:animation-direction="left" text:animation-start-inside="false" text:animation-stop-inside="false" text:animation-repeat="0" text:animation-delay="PT00H00M00S" text:animation-steps="0cm"/>
    </style:style>
    <style:style style:name="gr7" style:family="graphic" style:parent-style-name="standard" style:list-style-name="L1">
      <style:graphic-properties draw:stroke="none" svg:stroke-width="0cm" svg:stroke-color="#000000" draw:marker-start="" draw:marker-start-width="0.376cm" draw:marker-start-center="false" draw:marker-end="" draw:marker-end-width="0.376cm" draw:marker-end-center="false" svg:stroke-opacity="100%" draw:stroke-linejoin="round" draw:fill="solid" draw:fill-color="#ff00ff" draw:secondary-fill-color="#99ccff" draw:fill-gradient-name="Gradient_20_7" draw:gradient-step-count="0" draw:fill-hatch-name="Hatch_20_1" draw:fill-hatch-solid="false" draw:fill-image-name="Bitmape_20_1"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text:animation="none" text:animation-direction="left" text:animation-start-inside="false" text:animation-stop-inside="false" text:animation-repeat="0" text:animation-delay="PT00H00M00S" text:animation-steps="0cm"/>
    </style:style>
    <style:style style:name="gr8" style:family="graphic" style:parent-style-name="standard">
      <style:graphic-properties draw:stroke="dash" draw:stroke-dash="Fine_20_Dashed_20__28_var_29_" draw:marker-start-width="0.276cm" draw:marker-end-width="0.276cm" draw:fill="solid" draw:fill-color="#9966cc" draw:opacity="60%" draw:textarea-horizontal-align="justify" draw:textarea-vertical-align="middle" draw:auto-grow-height="false" draw:shadow-opacity="60%"/>
    </style:style>
    <style:style style:name="gr9" style:family="graphic" style:parent-style-name="standard">
      <style:graphic-properties draw:stroke="none" draw:marker-start-width="0.276cm" draw:marker-end-width="0.276cm" draw:fill="solid" draw:fill-color="#ff00ff" draw:textarea-horizontal-align="justify" draw:textarea-vertical-align="middle" draw:auto-grow-height="false"/>
    </style:style>
    <style:style style:name="gr10" style:family="graphic" style:parent-style-name="standard" style:list-style-name="L1">
      <style:graphic-properties draw:stroke="none" svg:stroke-width="0cm" svg:stroke-color="#000000" draw:marker-start="" draw:marker-start-width="0.376cm" draw:marker-start-center="false" draw:marker-end="" draw:marker-end-width="0.376cm" draw:marker-end-center="false" svg:stroke-opacity="100%" draw:stroke-linejoin="round" draw:fill="solid" draw:fill-color="#ffcc99" draw:secondary-fill-color="#99ccff" draw:fill-gradient-name="Gradient_20_7" draw:gradient-step-count="0" draw:fill-hatch-name="Hatch_20_1" draw:fill-hatch-solid="false" draw:fill-image-name="Bitmape_20_1"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text:animation="none" text:animation-direction="left" text:animation-start-inside="false" text:animation-stop-inside="false" text:animation-repeat="0" text:animation-delay="PT00H00M00S" text:animation-steps="0cm"/>
    </style:style>
    <style:style style:name="gr11" style:family="graphic" style:parent-style-name="standard" style:list-style-name="L1">
      <style:graphic-properties draw:stroke="dash" draw:stroke-dash="Fine_20_Dashed_20__28_var_29_" svg:stroke-width="0cm" svg:stroke-color="#000000" draw:marker-start="" draw:marker-start-width="0.376cm" draw:marker-start-center="false" draw:marker-end="" draw:marker-end-width="0.376cm" draw:marker-end-center="false" svg:stroke-opacity="100%" draw:stroke-linejoin="round" draw:fill="solid" draw:fill-color="#9966cc" draw:secondary-fill-color="#99ccff" draw:fill-gradient-name="Gradient_20_7" draw:gradient-step-count="0" draw:fill-hatch-name="Hatch_20_1" draw:fill-hatch-solid="false" draw:fill-image-name="Bitmape_20_1" draw:opacity="5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50%" text:animation="none" text:animation-direction="left" text:animation-start-inside="false" text:animation-stop-inside="false" text:animation-repeat="0" text:animation-delay="PT00H00M00S" text:animation-steps="0cm"/>
    </style:style>
    <style:style style:name="gr12" style:family="graphic" style:parent-style-name="standard" style:list-style-name="L1">
      <style:graphic-properties draw:stroke="none" svg:stroke-width="0cm" svg:stroke-color="#000000" draw:marker-start="" draw:marker-start-width="0.376cm" draw:marker-start-center="false" draw:marker-end="" draw:marker-end-width="0.376cm" draw:marker-end-center="false" svg:stroke-opacity="100%" draw:stroke-linejoin="round" draw:fill="solid" draw:fill-color="#ff00ff" draw:secondary-fill-color="#99ccff" draw:fill-gradient-name="Gradient_20_7" draw:gradient-step-count="0" draw:fill-hatch-name="Hatch_20_1" draw:fill-hatch-solid="false" draw:fill-image-name="Bitmape_20_1"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text:animation="none" text:animation-direction="left" text:animation-start-inside="false" text:animation-stop-inside="false" text:animation-repeat="0" text:animation-delay="PT00H00M00S" text:animation-steps="0cm"/>
    </style:style>
    <style:style style:name="gr13" style:family="graphic" style:parent-style-name="standard">
      <style:graphic-properties draw:stroke="solid" draw:stroke-dash="_32__20_Dots_20_1_20_Dash" svg:stroke-width="0.051cm" svg:stroke-color="#00ff00" draw:marker-start-width="0.276cm" draw:marker-end-width="0.276cm" draw:fill="hatch" draw:fill-hatch-name="Black_20_90_20_Degrees" draw:fill-hatch-solid="false" draw:fill-image-width="0cm" draw:fill-image-height="0cm" draw:textarea-horizontal-align="center" draw:textarea-vertical-align="middle" fo:padding-top="0.15cm" fo:padding-bottom="0.15cm" fo:padding-left="0.275cm" fo:padding-right="0.275cm"/>
    </style:style>
    <style:style style:name="gr14" style:family="graphic" style:parent-style-name="standard">
      <style:graphic-properties draw:stroke="solid" draw:stroke-dash="_32__20_Dots_20_1_20_Dash" svg:stroke-width="0.051cm" svg:stroke-color="#579d1c" draw:marker-start-width="0.276cm" draw:marker-end-width="0.276cm" draw:fill="hatch" draw:fill-hatch-name="Black_20_90_20_Degrees" draw:fill-hatch-solid="false" draw:fill-image-width="0cm" draw:fill-image-height="0cm" draw:textarea-horizontal-align="center" draw:textarea-vertical-align="middle" fo:padding-top="0.15cm" fo:padding-bottom="0.15cm" fo:padding-left="0.275cm" fo:padding-right="0.275cm"/>
    </style:style>
    <style:style style:name="gr15" style:family="graphic" style:parent-style-name="standard">
      <style:graphic-properties draw:stroke="dash" draw:stroke-dash="Fine_20_Dashed_20__28_var_29_" draw:marker-start-width="0.276cm" draw:marker-end-width="0.276cm" draw:fill="solid" draw:fill-color="#94bd5e" draw:opacity="60%" draw:textarea-horizontal-align="justify" draw:textarea-vertical-align="middle" draw:auto-grow-height="false" draw:shadow-opacity="60%"/>
    </style:style>
    <style:style style:name="gr16" style:family="graphic" style:parent-style-name="standard">
      <style:graphic-properties draw:marker-start-width="0.276cm" draw:marker-end-width="0.276cm" draw:fill-color="#ffff00" draw:textarea-horizontal-align="justify" draw:textarea-vertical-align="middle" draw:auto-grow-height="false"/>
    </style:style>
    <style:style style:name="gr17" style:family="graphic" style:parent-style-name="standard">
      <style:graphic-properties draw:stroke="solid" draw:stroke-dash="_32__20_Dots_20_1_20_Dash" svg:stroke-width="0.051cm" svg:stroke-color="#999999" draw:marker-start-width="0.276cm" draw:marker-end-width="0.276cm" draw:fill="hatch" draw:fill-hatch-name="Black_20_90_20_Degrees" draw:fill-hatch-solid="false" draw:fill-image-width="0cm" draw:fill-image-height="0cm" draw:textarea-horizontal-align="center" draw:textarea-vertical-align="middle" fo:padding-top="0.15cm" fo:padding-bottom="0.15cm" fo:padding-left="0.275cm" fo:padding-right="0.275cm"/>
    </style:style>
    <style:style style:name="gr18" style:family="graphic" style:parent-style-name="standard">
      <style:graphic-properties draw:stroke="solid" draw:stroke-dash="_32__20_Dots_20_1_20_Dash" svg:stroke-width="0.051cm" draw:marker-start-width="0.276cm" draw:marker-end-width="0.276cm" draw:fill="hatch" draw:fill-hatch-name="Black_20_90_20_Degrees" draw:fill-hatch-solid="false" draw:fill-image-width="0cm" draw:fill-image-height="0cm" draw:textarea-horizontal-align="center" draw:textarea-vertical-align="middle" fo:padding-top="0.15cm" fo:padding-bottom="0.15cm" fo:padding-left="0.275cm" fo:padding-right="0.275cm"/>
    </style:style>
    <style:style style:name="gr19" style:family="graphic" style:parent-style-name="standard" style:list-style-name="L1">
      <style:graphic-properties draw:stroke="none" svg:stroke-width="0cm" svg:stroke-color="#000000" draw:marker-start="" draw:marker-start-width="0.376cm" draw:marker-start-center="false" draw:marker-end="" draw:marker-end-width="0.376cm" draw:marker-end-center="false" svg:stroke-opacity="100%" draw:stroke-linejoin="round" draw:fill="solid" draw:fill-color="#ffcc99" draw:secondary-fill-color="#99ccff" draw:fill-gradient-name="Gradient_20_7" draw:gradient-step-count="0" draw:fill-hatch-name="Hatch_20_1" draw:fill-hatch-solid="false" draw:fill-image-name="Bitmape_20_1"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text:animation="none" text:animation-direction="left" text:animation-start-inside="false" text:animation-stop-inside="false" text:animation-repeat="0" text:animation-delay="PT00H00M00S" text:animation-steps="0cm"/>
    </style:style>
    <style:style style:name="gr20" style:family="graphic" style:parent-style-name="standard" style:list-style-name="L1">
      <style:graphic-properties draw:stroke="dash" draw:stroke-dash="Fine_20_Dashed_20__28_var_29_" svg:stroke-width="0cm" svg:stroke-color="#000000" draw:marker-start="" draw:marker-start-width="0.376cm" draw:marker-start-center="false" draw:marker-end="" draw:marker-end-width="0.376cm" draw:marker-end-center="false" svg:stroke-opacity="100%" draw:stroke-linejoin="round" draw:fill="solid" draw:fill-color="#9966cc" draw:secondary-fill-color="#99ccff" draw:fill-gradient-name="Gradient_20_7" draw:gradient-step-count="0" draw:fill-hatch-name="Hatch_20_1" draw:fill-hatch-solid="false" draw:fill-image-name="Bitmape_20_1" draw:opacity="5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50%" text:animation="none" text:animation-direction="left" text:animation-start-inside="false" text:animation-stop-inside="false" text:animation-repeat="0" text:animation-delay="PT00H00M00S" text:animation-steps="0cm"/>
    </style:style>
    <style:style style:name="gr21" style:family="graphic" style:parent-style-name="standard" style:list-style-name="L1">
      <style:graphic-properties draw:stroke="none" svg:stroke-width="0cm" svg:stroke-color="#000000" draw:marker-start="" draw:marker-start-width="0.376cm" draw:marker-start-center="false" draw:marker-end="" draw:marker-end-width="0.376cm" draw:marker-end-center="false" svg:stroke-opacity="100%" draw:stroke-linejoin="round" draw:fill="solid" draw:fill-color="#ff00ff" draw:secondary-fill-color="#99ccff" draw:fill-gradient-name="Gradient_20_7" draw:gradient-step-count="0" draw:fill-hatch-name="Hatch_20_1" draw:fill-hatch-solid="false" draw:fill-image-name="Bitmape_20_1"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text:animation="none" text:animation-direction="left" text:animation-start-inside="false" text:animation-stop-inside="false" text:animation-repeat="0" text:animation-delay="PT00H00M00S" text:animation-steps="0cm"/>
    </style:style>
    <style:style style:name="gr22" style:family="graphic" style:parent-style-name="standard">
      <style:graphic-properties draw:stroke="solid" draw:stroke-dash="_32__20_Dots_20_1_20_Dash" svg:stroke-color="#000000" draw:marker-start-width="0.276cm" draw:marker-end-width="0.276cm" draw:fill="solid" draw:fill-color="#b3b3b3" draw:fill-hatch-name="Black_20_90_20_Degrees" draw:fill-hatch-solid="false" draw:fill-image-width="0cm" draw:fill-image-height="0cm" draw:textarea-horizontal-align="justify" draw:textarea-vertical-align="middle" draw:auto-grow-height="false" fo:min-height="0cm" fo:min-width="0cm"/>
    </style:style>
    <style:style style:name="gr23" style:family="graphic" style:parent-style-name="standard">
      <style:graphic-properties draw:stroke="solid" draw:stroke-dash="_32__20_Dots_20_1_20_Dash" draw:marker-start-width="0.276cm" draw:marker-end-width="0.276cm" draw:fill="solid" draw:fill-color="#e6e6e6" draw:fill-hatch-name="Black_20_90_20_Degrees" draw:fill-hatch-solid="false" draw:fill-image-width="0cm" draw:fill-image-height="0cm" draw:textarea-horizontal-align="justify" draw:textarea-vertical-align="middle" draw:auto-grow-height="false" fo:min-height="0cm" fo:min-width="0cm" fo:wrap-option="no-wrap"/>
    </style:style>
    <style:style style:name="gr24" style:family="graphic" style:parent-style-name="standard">
      <style:graphic-properties draw:stroke="solid" draw:stroke-dash="_32__20_Dots_20_1_20_Dash" draw:marker-start-width="0.276cm" draw:marker-end-width="0.276cm" draw:fill="solid" draw:fill-color="#0099ff" draw:fill-hatch-name="Black_20_90_20_Degrees" draw:fill-hatch-solid="false" draw:fill-image-width="0cm" draw:fill-image-height="0cm" draw:textarea-horizontal-align="justify" draw:textarea-vertical-align="middle" draw:auto-grow-height="false" fo:min-height="0cm" fo:min-width="0cm" fo:wrap-option="no-wrap"/>
    </style:style>
    <style:style style:name="gr25" style:family="graphic" style:parent-style-name="measure" style:list-style-name="L1">
      <style:graphic-properties draw:marker-start-width="0.276cm" draw:marker-end-width="0.276cm" draw:fill-hatch-solid="false" draw:fill-image-width="0cm" draw:fill-image-height="0cm" draw:textarea-horizontal-align="center" draw:textarea-vertical-align="middle" draw:line-distance="1.197cm"/>
    </style:style>
    <style:style style:name="gr26" style:family="graphic" style:parent-style-name="measure" style:list-style-name="L1">
      <style:graphic-properties draw:marker-start-width="0.276cm" draw:marker-end-width="0.276cm" draw:fill-hatch-solid="false" draw:fill-image-width="0cm" draw:fill-image-height="0cm" draw:textarea-horizontal-align="center" draw:textarea-vertical-align="middle" draw:line-distance="0.827cm" draw:placing="below"/>
    </style:style>
    <style:style style:name="gr27" style:family="graphic" style:parent-style-name="measure">
      <style:graphic-properties draw:marker-start-width="0.276cm" draw:marker-end-width="0.276cm" draw:fill-hatch-solid="false" draw:fill-image-width="0cm" draw:fill-image-height="0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Arial Unicode MS'" style:font-family-generic-asian="system" style:font-pitch-asian="variable" style:font-size-asian="18pt" style:language-asian="zh" style:country-asian="CN" style:font-style-asian="normal" style:font-weight-asian="normal" style:font-family-complex="Mang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 style:family="paragraph">
      <style:paragraph-properties fo:text-align="center"/>
      <style:text-properties fo:font-size="10pt" style:font-size-asian="10pt" style:font-size-complex="10pt"/>
    </style:style>
    <style:style style:name="P4"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5" style:family="paragraph">
      <style:paragraph-properties fo:margin-left="0cm" fo:margin-right="0cm" fo:margin-top="0cm" fo:margin-bottom="0cm" fo:line-height="100%" fo:text-align="center" fo:text-indent="0cm"/>
    </style:style>
    <style:style style:name="T1" style:family="text">
      <style:text-properties fo:font-size="10pt" style:font-size-asian="10pt" style:font-size-complex="10pt"/>
    </style:style>
    <style:style style:name="T2"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146cm" svg:height="1.717cm" svg:x="3.316cm" svg:y="8.016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 draw:text-style-name="P1" draw:layer="layout" svg:width="1.803cm" svg:height="1.431cm" svg:x="3.486cm" svg:y="8.15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1" draw:layer="layout" svg:width="0.715cm" svg:height="0.716cm" svg:x="4.032cm" svg:y="8.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2.146cm" svg:height="1.716cm" svg:x="3.316cm" svg:y="6.3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 draw:text-style-name="P1" draw:layer="layout" svg:width="1.803cm" svg:height="1.432cm" svg:x="3.486cm" svg:y="6.442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1" xml:id="id6" draw:id="id6" draw:layer="layout" svg:width="0.715cm" svg:height="0.715cm" svg:x="4.032cm" svg:y="6.7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2.146cm" svg:height="1.718cm" svg:x="1.717cm" svg:y="7.155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 draw:text-style-name="P1" draw:layer="layout" svg:width="1.803cm" svg:height="1.43cm" svg:x="1.887cm" svg:y="7.29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1" xml:id="id7" draw:id="id7" draw:layer="layout" svg:width="0.716cm" svg:height="0.715cm" svg:x="2.432cm" svg:y="7.6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2.146cm" svg:height="1.716cm" svg:x="1.717cm" svg:y="3.722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 draw:text-style-name="P1" draw:layer="layout" svg:width="1.803cm" svg:height="1.431cm" svg:x="1.887cm" svg:y="3.865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1" draw:layer="layout" svg:width="0.716cm" svg:height="0.716cm" svg:x="2.432cm" svg:y="4.2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2.146cm" svg:height="1.717cm" svg:x="4.918cm" svg:y="8.877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 draw:text-style-name="P1" draw:layer="layout" svg:width="1.803cm" svg:height="1.431cm" svg:x="5.088cm" svg:y="9.02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1" xml:id="id13" draw:id="id13" draw:layer="layout" svg:width="0.715cm" svg:height="0.716cm" svg:x="5.633cm" svg:y="9.3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5" draw:text-style-name="P2" draw:layer="layout" svg:width="2.146cm" svg:height="1.718cm" svg:x="3.316cm" svg:y="9.733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6" draw:text-style-name="P2" draw:layer="layout" svg:width="1.803cm" svg:height="1.43cm" svg:x="3.486cm" svg:y="9.877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7" draw:text-style-name="P2" draw:layer="layout" svg:width="0.715cm" svg:height="0.715cm" svg:x="4.032cm" svg:y="10.2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 draw:text-style-name="P1" draw:layer="layout" svg:width="2.146cm" svg:height="1.717cm" svg:x="4.918cm" svg:y="5.443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 draw:text-style-name="P1" draw:layer="layout" svg:width="1.803cm" svg:height="1.431cm" svg:x="5.088cm" svg:y="5.586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1" draw:layer="layout" svg:width="0.715cm" svg:height="0.715cm" svg:x="5.633cm" svg:y="5.9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2.146cm" svg:height="1.718cm" svg:x="3.316cm" svg:y="4.582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 draw:text-style-name="P1" draw:layer="layout" svg:width="1.803cm" svg:height="1.43cm" svg:x="3.486cm" svg:y="4.726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1" draw:layer="layout" svg:width="0.715cm" svg:height="0.715cm" svg:x="4.032cm" svg:y="5.0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2.146cm" svg:height="1.717cm" svg:x="1.717cm" svg:y="5.43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 draw:text-style-name="P1" draw:layer="layout" svg:width="1.803cm" svg:height="1.431cm" svg:x="1.887cm" svg:y="5.581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1" draw:layer="layout" svg:width="0.716cm" svg:height="0.716cm" svg:x="2.432cm" svg:y="5.9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2.146cm" svg:height="1.717cm" svg:x="1.717cm" svg:y="8.873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 draw:text-style-name="P1" draw:layer="layout" svg:width="1.803cm" svg:height="1.431cm" svg:x="1.887cm" svg:y="9.016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1" draw:layer="layout" svg:width="0.716cm" svg:height="0.715cm" svg:x="2.432cm" svg:y="9.3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1.803cm" svg:height="1.431cm" svg:x="7.286cm" svg:y="9.195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 draw:text-style-name="P1" draw:layer="layout" svg:width="2.146cm" svg:height="1.716cm" svg:x="6.517cm" svg:y="6.3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 draw:text-style-name="P1" draw:layer="layout" svg:width="1.802cm" svg:height="1.432cm" svg:x="6.687cm" svg:y="6.442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9" draw:text-style-name="P1" draw:layer="layout" svg:width="0.716cm" svg:height="0.715cm" svg:x="7.232cm" svg:y="6.7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2.146cm" svg:height="1.718cm" svg:x="6.517cm" svg:y="4.582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 draw:text-style-name="P1" draw:layer="layout" svg:width="1.802cm" svg:height="1.43cm" svg:x="6.687cm" svg:y="4.726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1" xml:id="id5" draw:id="id5" draw:layer="layout" svg:width="0.716cm" svg:height="0.715cm" svg:x="7.232cm" svg:y="5.0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2.147cm" svg:height="1.717cm" svg:x="8.118cm" svg:y="5.443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 draw:text-style-name="P1" draw:layer="layout" svg:width="1.803cm" svg:height="1.431cm" svg:x="8.289cm" svg:y="5.586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1" draw:layer="layout" svg:width="0.715cm" svg:height="0.715cm" svg:x="8.835cm" svg:y="5.9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2.146cm" svg:height="1.717cm" svg:x="9.7cm" svg:y="6.2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 draw:text-style-name="P1" draw:layer="layout" svg:width="1.803cm" svg:height="1.431cm" svg:x="9.869cm" svg:y="6.432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1" xml:id="id3" draw:id="id3" draw:layer="layout" svg:width="0.715cm" svg:height="0.715cm" svg:x="10.415cm" svg:y="6.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2.147cm" svg:height="1.717cm" svg:x="8.118cm" svg:y="7.16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 draw:text-style-name="P1" draw:layer="layout" svg:width="1.803cm" svg:height="1.431cm" svg:x="8.289cm" svg:y="7.303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1" xml:id="id2" draw:id="id2" draw:layer="layout" svg:width="0.715cm" svg:height="0.715cm" svg:x="8.835cm" svg:y="7.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0" draw:text-style-name="P2" draw:layer="layout" svg:width="2.146cm" svg:height="1.717cm" svg:x="9.7cm" svg:y="4.572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1" draw:text-style-name="P2" draw:layer="layout" svg:width="1.803cm" svg:height="1.431cm" svg:x="9.869cm" svg:y="4.715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2" draw:text-style-name="P2" draw:layer="layout" svg:width="0.715cm" svg:height="0.716cm" svg:x="10.415cm" svg:y="5.0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 draw:text-style-name="P1" draw:layer="layout" svg:width="2.147cm" svg:height="1.717cm" svg:x="8.118cm" svg:y="3.726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 draw:text-style-name="P1" draw:layer="layout" svg:width="1.803cm" svg:height="1.431cm" svg:x="8.289cm" svg:y="3.86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1" xml:id="id4" draw:id="id4" draw:layer="layout" svg:width="0.715cm" svg:height="0.716cm" svg:x="8.835cm" svg:y="4.2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2.146cm" svg:height="1.717cm" svg:x="6.517cm" svg:y="2.865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 draw:text-style-name="P1" draw:layer="layout" svg:width="1.802cm" svg:height="1.431cm" svg:x="6.687cm" svg:y="3.00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9" draw:text-style-name="P1" draw:layer="layout" svg:width="0.716cm" svg:height="0.715cm" svg:x="7.232cm" svg:y="3.3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2.146cm" svg:height="1.716cm" svg:x="4.918cm" svg:y="3.722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 draw:text-style-name="P1" draw:layer="layout" svg:width="1.803cm" svg:height="1.431cm" svg:x="5.088cm" svg:y="3.865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1" draw:layer="layout" svg:width="0.715cm" svg:height="0.716cm" svg:x="5.633cm" svg:y="4.2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2.146cm" svg:height="1.717cm" svg:x="9.7cm" svg:y="2.855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 draw:text-style-name="P1" draw:layer="layout" svg:width="1.803cm" svg:height="1.431cm" svg:x="9.869cm" svg:y="2.99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9" draw:text-style-name="P1" draw:layer="layout" svg:width="0.715cm" svg:height="0.715cm" svg:x="10.415cm" svg:y="3.3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3" draw:text-style-name="P1" draw:layer="layout" draw:type="line" svg:x1="8.388cm" svg:y1="9.841cm" svg:x2="9.193cm" svg:y2="8.375cm" draw:start-shape="id1" draw:start-glue-point="9" draw:end-shape="id2" draw:end-glue-point="8" svg:d="m8388 9841 805-1466">
          <text:p/>
        </draw:connector>
        <draw:connector draw:style-name="gr13" draw:text-style-name="P1" draw:layer="layout" draw:type="line" svg:x1="8.388cm" svg:y1="9.841cm" svg:x2="10.773cm" svg:y2="7.505cm" draw:start-shape="id1" draw:start-glue-point="9" draw:end-shape="id3" draw:end-glue-point="8" svg:d="m8388 9841 2385-2336">
          <text:p/>
        </draw:connector>
        <draw:connector draw:style-name="gr13" draw:text-style-name="P1" draw:layer="layout" draw:type="line" svg:x1="8.388cm" svg:y1="9.841cm" svg:x2="9.193cm" svg:y2="4.942cm" draw:start-shape="id1" draw:start-glue-point="9" draw:end-shape="id4" draw:end-glue-point="8" svg:d="m8388 9841 805-4899">
          <text:p/>
        </draw:connector>
        <draw:connector draw:style-name="gr13" draw:text-style-name="P1" draw:layer="layout" draw:type="line" svg:x1="8.388cm" svg:y1="9.841cm" svg:x2="7.59cm" svg:y2="5.798cm" draw:start-shape="id1" draw:start-glue-point="9" draw:end-shape="id5" draw:end-glue-point="8" svg:d="m8388 9841-798-4043">
          <text:p/>
        </draw:connector>
        <draw:connector draw:style-name="gr14" draw:text-style-name="P1" draw:layer="layout" draw:type="line" svg:x1="8.03cm" svg:y1="9.841cm" svg:x2="4.747cm" svg:y2="7.156cm" draw:start-shape="id1" draw:start-glue-point="5" draw:end-shape="id6" svg:d="m8030 9841-3283-2685">
          <text:p/>
        </draw:connector>
        <draw:connector draw:style-name="gr14" draw:text-style-name="P1" draw:layer="layout" draw:type="line" svg:x1="8.03cm" svg:y1="9.841cm" svg:x2="3.148cm" svg:y2="8.014cm" draw:start-shape="id1" draw:start-glue-point="5" draw:end-shape="id7" draw:end-glue-point="10" svg:d="m8030 9841-4882-1827">
          <text:p/>
        </draw:connector>
        <draw:custom-shape draw:style-name="gr15" draw:text-style-name="P1" draw:layer="layout" svg:width="1.803cm" svg:height="1.43cm" svg:x="13.601cm" svg:y="10.666cm">
          <text:p/>
          <draw:enhanced-geometry svg:viewBox="0 0 21600 21600" draw:glue-points="10800 0 0 10800 10800 21600 21600 10800" draw:text-areas="?f3 ?f3 ?f4 ?f4" draw:mirror-horizontal="false" draw:mirror-vertical="false"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8" draw:text-style-name="P1" draw:layer="layout" svg:width="1.802cm" svg:height="1.431cm" svg:x="10.663cm" svg:y="13.484cm">
          <text:p/>
          <draw:enhanced-geometry svg:viewBox="0 0 21600 21600" draw:glue-points="10800 0 0 10800 10800 21600 21600 10800" draw:text-areas="?f3 ?f3 ?f4 ?f4" draw:mirror-horizontal="false" draw:mirror-vertical="false"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6" draw:text-style-name="P1" xml:id="id9" draw:id="id9" draw:layer="layout" svg:width="0.716cm" svg:height="0.715cm" svg:x="11.227cm" svg:y="13.772cm">
          <text:p/>
          <draw:enhanced-geometry svg:viewBox="0 0 21600 21600" draw:glue-points="1080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17" draw:text-style-name="P1" draw:layer="layout" draw:type="line" svg:x1="8.095cm" svg:y1="13.097cm" svg:x2="11.227cm" svg:y2="14.129cm" draw:start-shape="id8" draw:start-glue-point="8" draw:end-shape="id9" draw:end-glue-point="3" svg:d="m8095 13097 3132 1032">
          <text:p/>
        </draw:connector>
        <draw:connector draw:style-name="gr17" draw:text-style-name="P1" draw:layer="layout" draw:type="line" svg:x1="8.566cm" svg:y1="10.198cm" svg:x2="14.345cm" svg:y2="11.31cm" draw:start-shape="id1" draw:start-glue-point="8" draw:end-shape="id10" draw:end-glue-point="5" svg:d="m8566 10198 5779 1112">
          <text:p/>
        </draw:connector>
        <draw:connector draw:style-name="gr18" draw:text-style-name="P1" draw:layer="layout" draw:type="line" svg:x1="11.764cm" svg:y1="14.13cm" svg:x2="14.166cm" svg:y2="11.668cm" draw:start-shape="id9" draw:start-glue-point="9" draw:end-shape="id10" draw:end-glue-point="6" svg:d="m11764 14130 2402-2462">
          <text:p/>
        </draw:connector>
        <draw:custom-shape draw:style-name="gr1" draw:text-style-name="P1" draw:layer="layout" svg:width="2.146cm" svg:height="1.717cm" svg:x="11.011cm" svg:y="15.409cm">
          <text:p/>
          <draw:enhanced-geometry svg:viewBox="0 0 21600 21600" draw:glue-points="10800 0 0 10800 10800 21600 21600 10800" draw:text-areas="?f3 ?f3 ?f4 ?f4" draw:mirror-horizontal="false" draw:mirror-vertical="false"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 draw:text-style-name="P1" draw:layer="layout" svg:width="1.803cm" svg:height="1.431cm" svg:x="11.181cm" svg:y="15.552cm">
          <text:p/>
          <draw:enhanced-geometry svg:viewBox="0 0 21600 21600" draw:glue-points="10800 0 0 10800 10800 21600 21600 10800" draw:text-areas="?f3 ?f3 ?f4 ?f4" draw:mirror-horizontal="false" draw:mirror-vertical="false"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1" xml:id="id11" draw:id="id11" draw:layer="layout" svg:width="0.715cm" svg:height="0.716cm" svg:x="11.727cm" svg:y="15.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9" draw:text-style-name="P2" draw:layer="layout" svg:width="2.147cm" svg:height="1.718cm" svg:x="12.629cm" svg:y="14.537cm">
            <text:p/>
            <draw:enhanced-geometry svg:viewBox="0 0 21600 21600" draw:glue-points="10800 0 0 10800 10800 21600 21600 10800" draw:text-areas="?f3 ?f3 ?f4 ?f4" draw:mirror-horizontal="false" draw:mirror-vertical="false"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0" draw:text-style-name="P2" draw:layer="layout" svg:width="1.803cm" svg:height="1.43cm" svg:x="12.799cm" svg:y="14.681cm">
            <text:p/>
            <draw:enhanced-geometry svg:viewBox="0 0 21600 21600" draw:glue-points="10800 0 0 10800 10800 21600 21600 10800" draw:text-areas="?f3 ?f3 ?f4 ?f4" draw:mirror-horizontal="false" draw:mirror-vertical="false"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1" draw:text-style-name="P2" draw:layer="layout" svg:width="0.716cm" svg:height="0.715cm" svg:x="13.344cm" svg:y="15.0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onnector draw:style-name="gr14" draw:text-style-name="P1" draw:layer="layout" draw:type="line" svg:x1="11.585cm" svg:y1="14.487cm" svg:x2="11.831cm" svg:y2="16.013cm" draw:start-shape="id9" draw:start-glue-point="7" draw:end-shape="id11" draw:end-glue-point="5" svg:d="m11585 14487 246 1526">
          <text:p/>
        </draw:connector>
        <draw:custom-shape draw:style-name="gr22" draw:text-style-name="P1" draw:layer="layout" svg:width="0.826cm" svg:height="0.825cm" svg:x="14.676cm" svg:y="11.511cm">
          <text:p/>
          <draw:enhanced-geometry svg:viewBox="0 0 21600 21600" draw:mirror-horizontal="false" draw:mirror-vertical="false" draw:type="rectangle" draw:enhanced-path="M 0 0 L 21600 0 21600 21600 0 21600 0 0 Z N"/>
        </draw:custom-shape>
        <draw:custom-shape draw:style-name="gr16" draw:text-style-name="P1" xml:id="id10" draw:id="id10" draw:layer="layout" svg:width="0.715cm" svg:height="0.716cm" svg:x="14.166cm" svg:y="10.952cm">
          <text:p/>
          <draw:enhanced-geometry svg:viewBox="0 0 21600 21600" draw:glue-points="1080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2" draw:text-style-name="P1" draw:layer="layout" svg:width="0.826cm" svg:height="0.826cm" svg:x="7.386cm" svg:y="10.002cm">
          <text:p/>
          <draw:enhanced-geometry svg:viewBox="0 0 21600 21600" draw:mirror-horizontal="false" draw:mirror-vertical="false" draw:type="rectangle" draw:enhanced-path="M 0 0 L 21600 0 21600 21600 0 21600 0 0 Z N"/>
        </draw:custom-shape>
        <draw:custom-shape draw:style-name="gr16" draw:text-style-name="P1" xml:id="id1" draw:id="id1" draw:layer="layout" svg:width="0.715cm" svg:height="0.715cm" svg:x="7.851cm" svg:y="9.483cm">
          <text:p/>
          <draw:enhanced-geometry svg:viewBox="0 0 21600 21600" draw:glue-points="1080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 draw:text-style-name="P1" draw:layer="layout" svg:width="2.146cm" svg:height="1.717cm" svg:x="15.219cm" svg:y="5.044cm">
          <text:p/>
          <draw:enhanced-geometry svg:viewBox="0 0 21600 21600" draw:glue-points="10800 0 0 10800 10800 21600 21600 10800" draw:text-areas="?f3 ?f3 ?f4 ?f4" draw:mirror-horizontal="false" draw:mirror-vertical="false"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 draw:text-style-name="P1" draw:layer="layout" svg:width="1.804cm" svg:height="1.431cm" svg:x="15.389cm" svg:y="5.187cm">
          <text:p/>
          <draw:enhanced-geometry svg:viewBox="0 0 21600 21600" draw:glue-points="10800 0 0 10800 10800 21600 21600 10800" draw:text-areas="?f3 ?f3 ?f4 ?f4" draw:mirror-horizontal="false" draw:mirror-vertical="false"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3" draw:text-style-name="P3" draw:layer="layout" svg:width="2.538cm" svg:height="0.634cm" svg:x="14.139cm" svg:y="3.704cm">
          <text:p text:style-name="P3"><text:span text:style-name="T1">Mesh Channel</text:span></text:p>
          <draw:enhanced-geometry svg:viewBox="0 0 21600 21600" draw:text-areas="800 800 20800 20800" draw:mirror-horizontal="false" draw:mirror-vertical="false" draw:type="round-rectangular-callout" draw:modifiers="20391.9653406853 47928.18897637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3" draw:text-style-name="P3" draw:layer="layout" svg:width="2.873cm" svg:height="0.634cm" svg:x="17.382cm" svg:y="4.774cm">
          <text:p text:style-name="P3"><text:span text:style-name="T1">Access Channel</text:span></text:p>
          <draw:enhanced-geometry svg:viewBox="0 0 21600 21600" draw:text-areas="800 800 20800 20800" draw:mirror-horizontal="false" draw:mirror-vertical="false" draw:type="round-rectangular-callout" draw:modifiers="-7154.90605427975 21259.8425196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2" draw:text-style-name="P1" draw:layer="layout" svg:width="0.826cm" svg:height="0.826cm" svg:x="16.26cm" svg:y="6.047cm">
          <text:p/>
          <draw:enhanced-geometry svg:viewBox="0 0 21600 21600" draw:mirror-horizontal="false" draw:mirror-vertical="false" draw:type="rectangle" draw:enhanced-path="M 0 0 L 21600 0 21600 21600 0 21600 0 0 Z N"/>
        </draw:custom-shape>
        <draw:custom-shape draw:style-name="gr23" draw:text-style-name="P3" draw:layer="layout" svg:width="2.537cm" svg:height="0.635cm" svg:x="13.477cm" svg:y="7.373cm">
          <text:p text:style-name="P3"><text:span text:style-name="T1">Content Server</text:span></text:p>
          <draw:enhanced-geometry svg:viewBox="0 0 21600 21600" draw:text-areas="800 800 20800 20800" draw:mirror-horizontal="false" draw:mirror-vertical="false" draw:type="round-rectangular-callout" draw:modifiers="25744.6808510638 -29988.67924528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1" xml:id="id12" draw:id="id12" draw:layer="layout" svg:width="0.715cm" svg:height="0.716cm" svg:x="15.935cm" svg:y="5.5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8" draw:text-style-name="P1" draw:layer="layout" draw:type="line" svg:x1="15.935cm" svg:y1="5.902cm" svg:x2="13.223cm" svg:y2="4.883cm" draw:start-shape="id12" draw:start-glue-point="6" svg:d="m15935 5902-2712-1019">
          <text:p/>
        </draw:connector>
        <draw:custom-shape draw:style-name="gr23" draw:text-style-name="P3" draw:layer="layout" svg:width="2.538cm" svg:height="0.634cm" svg:x="12.468cm" svg:y="5.985cm">
          <text:p text:style-name="P3"><text:span text:style-name="T1">5Ghz Link/Ch</text:span></text:p>
          <draw:enhanced-geometry svg:viewBox="0 0 21600 21600" draw:text-areas="800 800 20800 20800" draw:mirror-horizontal="false" draw:mirror-vertical="false" draw:type="round-rectangular-callout" draw:modifiers="12709.8857818039 -27246.614173228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4" draw:text-style-name="P1" draw:layer="layout" svg:width="1.339cm" svg:height="0.744cm" svg:x="16.447cm" svg:y="6.67cm">
          <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3" draw:text-style-name="P3" draw:layer="layout" svg:width="2.537cm" svg:height="0.634cm" svg:x="17.584cm" svg:y="7.525cm">
          <text:p text:style-name="P3"><text:span text:style-name="T1">Uplink</text:span></text:p>
          <draw:enhanced-geometry svg:viewBox="0 0 21600 21600" draw:text-areas="800 800 20800 20800" draw:mirror-horizontal="false" draw:mirror-vertical="false" draw:type="round-rectangular-callout" draw:modifiers="-4953.1914893617 -15783.307086614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3" draw:text-style-name="P3" draw:layer="layout" svg:width="2.537cm" svg:height="0.635cm" svg:x="17.534cm" svg:y="5.801cm">
          <text:p text:style-name="P3"><text:span text:style-name="T1">Node Type</text:span></text:p>
          <draw:enhanced-geometry svg:viewBox="0 0 21600 21600" draw:mirror-vertical="false" draw:mirror-horizontal="false" draw:text-areas="800 800 20800 20800" draw:type="round-rectangular-callout" draw:modifiers="-9855.31914893617 2784.9056603773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measure draw:style-name="gr25" draw:text-style-name="P4" draw:layer="measurelines" svg:x1="7.583cm" svg:y1="3.752cm" svg:x2="8.057cm" svg:y2="2.886cm">
          <text:p text:style-name="P4"><text:span text:style-name="T2"><text:measure text:kind="gap"/></text:span><text:span text:style-name="T2"><text:a xlink:href=""/></text:span><text:span text:style-name="T2">50m</text:span></text:p>
        </draw:measure>
        <draw:measure draw:style-name="gr26" draw:text-style-name="P4" draw:layer="measurelines" svg:x1="11.535cm" svg:y1="14.515cm" svg:x2="11.837cm" svg:y2="15.872cm">
          <text:p text:style-name="P4"><text:span text:style-name="T2">0-2km</text:span></text:p>
        </draw:measure>
        <draw:custom-shape draw:style-name="gr4" draw:text-style-name="P1" draw:layer="layout" svg:width="1.803cm" svg:height="1.431cm" svg:x="6.852cm" svg:y="12.077cm">
          <text:p/>
          <draw:enhanced-geometry svg:viewBox="0 0 21600 21600" draw:glue-points="10800 0 0 10800 10800 21600 21600 10800" draw:text-areas="?f3 ?f3 ?f4 ?f4" draw:mirror-horizontal="false" draw:mirror-vertical="false"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onnector draw:style-name="gr18" draw:text-style-name="P1" draw:layer="layout" draw:type="line" svg:x1="7.738cm" svg:y1="12.382cm" svg:x2="8.209cm" svg:y2="10.198cm" draw:start-shape="id8" draw:start-glue-point="4" draw:end-shape="id1" draw:end-glue-point="7" svg:d="m7738 12382 471-2184">
          <text:p/>
        </draw:connector>
        <draw:custom-shape draw:style-name="gr24" draw:text-style-name="P1" draw:layer="layout" svg:width="1.339cm" svg:height="0.745cm" svg:x="14.857cm" svg:y="11.955cm">
          <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4" draw:text-style-name="P1" draw:layer="layout" draw:type="line" svg:x1="8.03cm" svg:y1="9.841cm" svg:x2="6.244cm" svg:y2="9.989cm" draw:start-shape="id1" draw:start-glue-point="5" draw:end-shape="id13" draw:end-glue-point="9" svg:d="m8030 9841-1786 148">
          <text:p/>
        </draw:connector>
        <draw:measure draw:style-name="gr27" draw:text-style-name="P5" draw:layer="measurelines" svg:x1="8.693cm" svg:y1="10.063cm" svg:x2="14.069cm" svg:y2="11.191cm">
          <text:p text:style-name="P5"><text:span text:style-name="T2">1-10km</text:span></text:p>
        </draw:measure>
        <draw:custom-shape draw:style-name="gr16" draw:text-style-name="P1" xml:id="id8" draw:id="id8" draw:layer="layout" svg:width="0.715cm" svg:height="0.715cm" svg:x="7.38cm" svg:y="12.382cm">
          <text:p/>
          <draw:enhanced-geometry svg:viewBox="0 0 21600 21600" draw:glue-points="1080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Black_20_90_20_Degrees" draw:display-name="Black 90 Degrees" draw:style="single" draw:color="#000000" draw:distance="0.102cm" draw:rotation="90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_32__20_Dots_20_1_20_Dash" draw:display-name="2 Dots 1 Dash" draw:style="rect" draw:dots1="2" draw:dots2="1" draw:dots2-length="0.203cm" draw:distance="0.203cm"/>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draw:opacity="100%" fo:padding-top="0.125cm" fo:padding-bottom="0.125cm" fo:padding-left="0.25cm" fo:padding-right="0.25cm" draw:shadow="hidden" draw:shadow-offset-x="0.3cm" draw:shadow-offset-y="0.3cm" draw:shadow-color="#808080" draw:shadow-opacity="10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Keith Berkoben</meta:initial-creator>
    <meta:creation-date>2011-07-21T09:55:55.03</meta:creation-date>
    <dc:date>2011-07-22T09:06:18.60</dc:date>
    <dc:creator>Keith Berkoben</dc:creator>
    <meta:editing-duration>PT6H33M4S</meta:editing-duration>
    <meta:editing-cycles>15</meta:editing-cycles>
    <meta:generator>OpenOffice.org/3.3$Win32 OpenOffice.org_project/330m20$Build-9567</meta:generator>
    <meta:document-statistic meta:object-count="107"/>
  </office:meta>
</office:document-meta>
</file>